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type&gt; <text:s text:c="2"/>//тип</text:p>
      <text:p text:style-name="Standard">&lt;master&gt; <text:s/>//владелец</text:p>
      <text:p text:style-name="Standard">&lt;name&gt; <text:s text:c="3"/>// название</text:p>
      <text:p text:style-name="Standard">&lt;description&gt; // описание</text:p>
      <text:p text:style-name="Standard"></text:p>
      <text:p text:style-name="Standard">В зависимости от значения &lt;type&gt; следует рассматривать и другие аргументы:</text:p>
      <text:p text:style-name="Standard"></text:p>
      <text:p text:style-name="Standard">&lt;type&gt; 1 <text:s text:c="3"/>(city)</text:p>
      <text:p text:style-name="Standard">&lt;population&gt; //население</text:p>
      <text:p text:style-name="Standard">&lt;x - coordinate&gt; <text:s/>// положение на карте</text:p>
      <text:p text:style-name="Standard">&lt;y - coordinate&gt;</text:p>
      <text:p text:style-name="Standard">&lt;army&gt;</text:p>
      <text:p text:style-name="Standard">...</text:p>
      <text:p text:style-name="Standard">profit?</text:p>
      <text:p text:style-name="Standard"></text:p>
      <text:p text:style-name="Standard"></text:p>
      <text:p text:style-name="Standard">&lt;type&gt; 2 <text:s text:c="4"/>(unit)</text:p>
      <text:p text:style-name="Standard">&lt;x - coordinate&gt; <text:s/>// положение на карте</text:p>
      <text:p text:style-name="Standard">&lt;y - coordinate&gt;</text:p>
      <text:p text:style-name="Standard">&lt;attack&gt; <text:s/>// сила атаки</text:p>
      <text:p text:style-name="Standard">&lt;defence&gt; <text:s/>// защита</text:p>
      <text:p text:style-name="Standard">&lt;accuracy&gt; // точность </text:p>
      <text:p text:style-name="Standard">&lt;skills&gt; // доп скилы, ФАЕРБОЛ!</text:p>
      <text:p text:style-name="Standard"></text:p>
      <text:p text:style-name="Standard">&lt;type&gt; 3 <text:s text:c="2"/>(study)</text:p>
      <text:p text:style-name="Standard">&lt;req&gt; <text:s/>// требуется для исследования</text:p>
      <text:p text:style-name="Standard">&lt;opens&gt; // что открывает</text:p>
      <text:p text:style-name="Standard"></text:p>
      <text:p text:style-name="Standard">Таким образом xml будет выглядеть примерно так</text:p>
      <text:p text:style-name="Standard"></text:p>
      <text:p text:style-name="Standard"></text:p>
      <text:p text:style-name="Standard">&lt;?xml version="1.0" encoding="UTF-8"?&gt;</text:p>
      <text:p text:style-name="Standard"></text:p>
      <text:p text:style-name="Standard">&lt;city name="Городимя" x-coordinate="5" y-coordinate="180"&gt;</text:p>
      <text:p text:style-name="Standard"><text:s text:c="2"/>&lt;description&gt;Отличный город построенный в 42 году&lt;/description&gt; </text:p>
      <text:p text:style-name="Standard"><text:s text:c="2"/>&lt;date_of_foundation&gt; 42 &lt;/date_of_foundation&gt;</text:p>
      <text:p text:style-name="Standard"><text:s text:c="2"/>&lt;master&gt; red-player &lt;/master&gt;</text:p>
      <text:p text:style-name="Standard"><text:s text:c="2"/>&lt;population&gt; 5 &lt;/population&gt;</text:p>
      <text:p text:style-name="Standard"><text:s text:c="2"/>&lt;army&gt;</text:p>
      <text:p text:style-name="Standard"><text:s text:c="3"/>&lt;unit&gt;#12&lt;/unit&gt;</text:p>
      <text:p text:style-name="Standard"><text:s text:c="3"/>&lt;unit&gt;#15&lt;/unit&gt;</text:p>
      <text:p text:style-name="Standard"><text:s text:c="2"/>&lt;/army&gt;</text:p>
      <text:p text:style-name="Standard">&lt;/city&gt;</text:p>
      <text:p text:style-name="Standard"></text:p>
      <text:p text:style-name="Standard">&lt;unit name="Бабочка"&gt; <text:s/></text:p>
      <text:p text:style-name="Standard"><text:s text:c="2"/>&lt;attack&gt; &lt;/atack&gt; <text:s/>// сила атаки</text:p>
      <text:p text:style-name="Standard"><text:s text:c="2"/>&lt;defence&gt; <text:s/>&lt;/defence&gt; // защита</text:p>
      <text:p text:style-name="Standard"><text:s text:c="2"/>&lt;accuracy&gt; &lt;/accuracy&gt; // точность </text:p>
      <text:p text:style-name="Standard"><text:s text:c="2"/>&lt;skills&gt; &lt;/skills&gt; <text:s text:c="2"/>// доп скилы, ФАЕРБОЛ!</text:p>
      <text:p text:style-name="Standard"><text:s text:c="2"/>&lt;clone&gt;<text:tab/>// где такие юниты есть (надо ли это хранить?)</text:p>
      <text:p text:style-name="Standard"><text:s text:c="2"/><text:tab/>&lt;position&gt;3.1&lt;/position&gt; // <text:s/>x.y</text:p>
      <text:p text:style-name="Standard"><text:s text:c="2"/><text:tab/>&lt;position&gt;123.2&lt;/position&gt;</text:p>
      <text:p text:style-name="Standard"><text:soft-page-break/><text:s text:c="2"/>&lt;clone&gt; <text:s/><text:tab/></text:p>
      <text:p text:style-name="Standard">&lt;/unit&gt;</text:p>
      <text:p text:style-name="Standard"></text:p>
      <text:p text:style-name="Standard">&lt;studi name="Порох"&gt;</text:p>
      <text:p text:style-name="Standard"><text:tab/>&lt;req&gt;Соль&lt;/req&gt;</text:p>
      <text:p text:style-name="Standard"><text:tab/>&lt;req&gt;Вода&lt;/req&gt;</text:p>
      <text:p text:style-name="Standard"><text:tab/>&lt;req&gt;Спичка&lt;/req&gt;</text:p>
      <text:p text:style-name="Standard"><text:tab/>&lt;opens&gt; &lt;/opens&gt; // открывает какую штуку, например на карте появляется уголь</text:p>
      <text:p text:style-name="Standard">&lt;/studi&gt;</text:p>
      <text:p text:style-name="Standard"></text:p>
      <text:p text:style-name="Standard"></text:p>
      <text:p text:style-name="Standard">&lt;resource name="Уголь"&gt;</text:p>
      <text:p text:style-name="Standard"></text:p>
      <text:p text:style-name="Standard">&lt;/resource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21:50:37</meta:creation-date>
    <dc:date>2012-04-18T21:51:46</dc:date>
    <meta:editing-duration>P0D</meta:editing-duration>
    <meta:editing-cycles>1</meta:editing-cycles>
    <meta:document-statistic meta:table-count="0" meta:image-count="0" meta:object-count="0" meta:page-count="2" meta:paragraph-count="66" meta:word-count="169" meta:character-count="1461" meta:non-whitespace-character-count="1205"/>
    <meta:generator>LibreOffice/3.5$Linux_x86 LibreOffice_project/7e68ba2-a744ebf-1f241b7-c506db1-7d53735</meta:generator>
  </office:meta>
</office:document-meta>
</file>